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1.561cm" fo:min-width="4.377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1.584cm" fo:min-width="8.82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1.561cm" fo:min-width="4.19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color="#5983b0" draw:fill="solid" draw:textarea-vertical-align="middle"/>
    </style:style>
    <style:style style:name="gr13" style:family="graphic" style:parent-style-name="standard">
      <style:graphic-properties svg:stroke-color="#5983b0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131cm" fo:min-width="0.135cm"/>
    </style:style>
    <style:style style:name="gr17" style:family="graphic" style:parent-style-name="standard">
      <style:graphic-properties svg:stroke-color="#3faf46" draw:fill-color="#77bc65" draw:textarea-horizontal-align="justify" draw:textarea-vertical-align="middle" draw:auto-grow-height="false" fo:min-height="0.896cm" fo:min-width="6.10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53cm" fo:min-width="0.81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037cm" fo:min-width="0cm"/>
    </style:style>
    <style:style style:name="gr20" style:family="graphic" style:parent-style-name="standard">
      <style:graphic-properties svg:stroke-color="#b4c7dc" draw:fill-color="#b4c7dc" draw:textarea-horizontal-align="justify" draw:textarea-vertical-align="middle" draw:auto-grow-height="false" fo:min-height="0.323cm" fo:min-width="0.073cm"/>
      <style:paragraph-properties style:writing-mode="lr-tb"/>
    </style:style>
    <style:style style:name="gr21" style:family="graphic" style:parent-style-name="standard">
      <style:graphic-properties draw:fill-color="#b4c7dc" draw:textarea-vertical-align="middle"/>
    </style:style>
    <style:style style:name="gr22" style:family="graphic" style:parent-style-name="objectwithoutfill">
      <style:graphic-properties draw:fill="solid" draw:fill-color="#b4c7dc" draw:textarea-vertical-align="middle"/>
    </style:style>
    <style:style style:name="gr23" style:family="graphic" style:parent-style-name="standard">
      <style:graphic-properties draw:fill="none" draw:fill-color="#b4c7dc" draw:textarea-vertical-align="middle" draw:auto-grow-height="false" fo:min-height="6.504cm" fo:min-width="0cm"/>
    </style:style>
    <style:style style:name="gr24" style:family="graphic" style:parent-style-name="standard">
      <style:graphic-properties svg:stroke-color="#3faf46" draw:fill-color="#77bc65" draw:textarea-horizontal-align="justify" draw:textarea-vertical-align="middle" draw:auto-grow-height="false" fo:min-height="0.896cm" fo:min-width="4.962cm"/>
      <style:paragraph-properties style:writing-mode="lr-tb"/>
    </style:style>
    <style:style style:name="gr25" style:family="graphic" style:parent-style-name="standard">
      <style:graphic-properties svg:stroke-color="#3faf46" draw:fill-color="#77bc65" draw:textarea-horizontal-align="justify" draw:textarea-vertical-align="middle" draw:auto-grow-height="false" fo:min-height="0.896cm" fo:min-width="3.474cm"/>
      <style:paragraph-properties style:writing-mode="lr-tb"/>
    </style:style>
    <style:style style:name="gr26" style:family="graphic" style:parent-style-name="standard">
      <style:graphic-properties svg:stroke-color="#b85c00" draw:fill-color="#e8a202" draw:textarea-horizontal-align="justify" draw:textarea-vertical-align="middle" draw:auto-grow-height="false" fo:min-height="0.553cm" fo:min-width="0.811cm"/>
      <style:paragraph-properties style:writing-mode="lr-tb"/>
    </style:style>
    <style:style style:name="gr27" style:family="graphic" style:parent-style-name="standard">
      <style:graphic-properties svg:stroke-color="#b85c00" draw:fill-color="#e8a202" draw:textarea-horizontal-align="justify" draw:textarea-vertical-align="middle" draw:auto-grow-height="false" fo:min-height="0.553cm" fo:min-width="1.555cm"/>
      <style:paragraph-properties style:writing-mode="lr-tb"/>
    </style:style>
    <style:style style:name="P1" style:family="paragraph">
      <loext:graphic-properties draw:fill-color="#b4c7dc"/>
      <style:paragraph-properties fo:text-align="center" style:writing-mode="lr-tb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60pt" style:font-size-asian="18pt" style:font-size-complex="18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77bc65"/>
      <style:paragraph-properties fo:text-align="center" style:writing-mode="lr-tb"/>
    </style:style>
    <style:style style:name="P9" style:family="paragraph">
      <loext:graphic-properties draw:fill-color="#b4c7dc"/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loext:graphic-properties draw:fill="solid" draw:fill-color="#b4c7dc"/>
      <style:paragraph-properties fo:text-align="center"/>
    </style:style>
    <style:style style:name="P12" style:family="paragraph">
      <loext:graphic-properties draw:fill="none" draw:fill-color="#b4c7dc"/>
      <style:paragraph-properties fo:text-align="center"/>
    </style:style>
    <style:style style:name="P13" style:family="paragraph">
      <loext:graphic-properties draw:fill-color="#e8a202"/>
      <style:paragraph-properties fo:text-align="center" style:writing-mode="lr-tb"/>
    </style:style>
    <style:style style:name="T1" style:family="text">
      <style:text-properties fo:font-size="6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77cm" svg:height="11.811cm" svg:x="4.683cm" svg:y="4.048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0.501cm -1.53cm" svg:x1="26.528cm" svg:y1="15.138cm" svg:x2="28.701cm" svg:y2="15.087cm" svg:d="M26528 15138h-254v-51h2427" svg:viewBox="0 0 2428 52">
          <text:p/>
        </draw:connector>
        <draw:custom-shape draw:style-name="gr3" draw:text-style-name="P1" xml:id="id4" draw:id="id4" draw:layer="measurelines" svg:width="9.322cm" svg:height="11.834cm" svg:x="10.344cm" svg:y="4.048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measurelines" draw:line-skew="-3.143cm" svg:x1="2.098cm" svg:y1="8.993cm" svg:x2="6.013cm" svg:y2="8.582cm" draw:start-shape="id1" draw:start-glue-point="10" draw:end-shape="id2" draw:end-glue-point="0" svg:d="M2098 8993v-4056h3915v3645" svg:viewBox="0 0 3916 4057">
          <text:p/>
        </draw:connector>
        <draw:connector draw:style-name="gr2" draw:text-style-name="P2" draw:layer="measurelines" draw:line-skew="3.234cm" svg:x1="6.013cm" svg:y1="11.155cm" svg:x2="2.11cm" svg:y2="10.836cm" draw:start-shape="id2" draw:start-glue-point="2" draw:end-shape="id1" draw:end-glue-point="6" svg:d="M6013 11155v3735h-3903v-4054" svg:viewBox="0 0 3904 4055">
          <text:p/>
        </draw:connector>
        <draw:connector draw:style-name="gr2" draw:text-style-name="P2" draw:layer="measurelines" svg:x1="8.46cm" svg:y1="11.228cm" svg:x2="10.346cm" svg:y2="14.97cm" draw:start-shape="id3" draw:start-glue-point="6" draw:end-shape="id4" draw:end-glue-point="5" svg:d="M8460 11228v3742h1886" svg:viewBox="0 0 1887 3743">
          <text:p/>
        </draw:connector>
        <draw:connector draw:style-name="gr2" draw:text-style-name="P2" draw:layer="measurelines" draw:line-skew="1.817cm" svg:x1="19.666cm" svg:y1="4.91cm" svg:x2="21.829cm" svg:y2="4.908cm" draw:start-shape="id4" draw:start-glue-point="6" draw:end-shape="id5" draw:end-glue-point="4" svg:d="M19666 4910h2898v-2h-735" svg:viewBox="0 0 2899 3">
          <text:p/>
        </draw:connector>
        <draw:connector draw:style-name="gr2" draw:text-style-name="P2" draw:layer="measurelines" draw:line-skew="1.69cm" svg:x1="19.666cm" svg:y1="15.112cm" svg:x2="21.829cm" svg:y2="14.949cm" draw:start-shape="id4" draw:start-glue-point="7" draw:end-shape="id5" draw:end-glue-point="5" svg:d="M19666 15112h2771v-163h-608" svg:viewBox="0 0 2772 164">
          <text:p/>
        </draw:connector>
        <draw:custom-shape draw:style-name="gr4" draw:text-style-name="P2" draw:layer="measurelines" svg:width="0.334cm" svg:height="0.349cm" svg:x="28.658cm" svg:y="14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measurelines" draw:line-skew="-0.501cm -1.53cm" svg:x1="26.527cm" svg:y1="4.937cm" svg:x2="28.7cm" svg:y2="4.886cm" draw:start-shape="id6" draw:start-glue-point="2" draw:end-shape="id7" draw:end-glue-point="6" svg:d="M26527 4937h-254v-51h2427" svg:viewBox="0 0 2428 52">
          <text:p/>
        </draw:connector>
        <draw:custom-shape draw:style-name="gr5" draw:text-style-name="P1" xml:id="id5" draw:id="id5" draw:layer="measurelines" svg:width="4.699cm" svg:height="11.811cm" svg:x="21.828cm" svg:y="4.048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/>
          <draw:enhanced-geometry svg:viewBox="0 0 21600 21600" draw:type="rectangle" draw:enhanced-path="M 0 0 L 21600 0 21600 21600 0 21600 0 0 Z N"/>
        </draw:custom-shape>
        <draw:g xml:id="id2" draw:id="id2">
          <draw:custom-shape draw:style-name="gr6" draw:text-style-name="P3" draw:layer="measurelines" svg:width="2.153cm" svg:height="2.573cm" svg:x="4.937cm" svg:y="8.58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4" draw:layer="measurelines" svg:x1="6.011cm" svg:y1="9.329cm" svg:x2="6.011cm" svg:y2="10.594cm">
            <text:p/>
          </draw:line>
        </draw:g>
        <draw:custom-shape draw:style-name="gr8" draw:text-style-name="P5" xml:id="id1" draw:id="id1" draw:layer="measurelines" svg:width="1.842cm" svg:height="1.843cm" draw:transform="rotate (1.57690497917688) translate (1.189cm 10.841cm)">
          <text:p text:style-name="P5"><text:span text:style-name="T1">~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" draw:id="id3" draw:layer="measurelines" svg:width="2.153cm" svg:height="2.573cm" svg:x="7.383cm" svg:y="8.655cm">
          <text:p text:style-name="P6">+</text:p>
          <text:p text:style-name="P6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10" draw:text-style-name="P3" draw:layer="measurelines" svg:width="0.755cm" svg:height="0.755cm" draw:transform="rotate (0.774053523259485) translate (11.433cm 7.68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measurelines" svg:x1="11.962cm" svg:y1="7.136cm" svg:x2="12.548cm" svg:y2="7.709cm">
            <text:p/>
          </draw:line>
        </draw:g>
        <draw:g>
          <draw:custom-shape draw:style-name="gr10" draw:text-style-name="P3" draw:layer="measurelines" svg:width="0.754cm" svg:height="0.754cm" draw:transform="skewX (0.00139626340159547) rotate (2.35724168774354) translate (13.386cm 8.21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measurelines" svg:x1="13.94cm" svg:y1="7.686cm" svg:x2="13.36cm" svg:y2="8.265cm">
            <text:p/>
          </draw:line>
        </draw:g>
        <draw:g>
          <draw:custom-shape draw:style-name="gr10" draw:text-style-name="P3" draw:layer="measurelines" svg:width="0.754cm" svg:height="0.754cm" draw:transform="skewX (0.00139626340159547) rotate (2.35968514869633) translate (12.02cm 9.7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measurelines" svg:x1="12.574cm" svg:y1="9.219cm" svg:x2="11.992cm" svg:y2="9.797cm">
            <text:p/>
          </draw:line>
        </draw:g>
        <draw:line draw:style-name="gr12" draw:text-style-name="P7" draw:layer="measurelines" svg:x1="11.737cm" svg:y1="7.949cm" svg:x2="11.237cm" svg:y2="8.449cm">
          <text:p/>
        </draw:line>
        <draw:line draw:style-name="gr12" draw:text-style-name="P7" draw:layer="measurelines" svg:x1="11.737cm" svg:y1="8.948cm" svg:x2="11.237cm" svg:y2="8.448cm">
          <text:p/>
        </draw:line>
        <draw:line draw:style-name="gr12" draw:text-style-name="P7" draw:layer="measurelines" svg:x1="12.3cm" svg:y1="9.461cm" svg:x2="12.736cm" svg:y2="9.885cm">
          <text:p/>
        </draw:line>
        <draw:line draw:style-name="gr12" draw:text-style-name="P7" draw:layer="measurelines" svg:x1="13.236cm" svg:y1="9.385cm" svg:x2="12.743cm" svg:y2="9.848cm">
          <text:p/>
        </draw:line>
        <draw:g>
          <draw:custom-shape draw:style-name="gr10" draw:text-style-name="P3" draw:layer="measurelines" svg:width="0.754cm" svg:height="0.754cm" draw:transform="rotate (0.788365223125839) translate (12.861cm 9.2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measurelines" svg:x1="13.402cm" svg:y1="8.707cm" svg:x2="13.98cm" svg:y2="9.288cm">
            <text:p/>
          </draw:line>
        </draw:g>
        <draw:line draw:style-name="gr12" draw:text-style-name="P7" draw:layer="measurelines" svg:x1="14.172cm" svg:y1="8.448cm" svg:x2="13.677cm" svg:y2="8.963cm">
          <text:p/>
        </draw:line>
        <draw:line draw:style-name="gr12" draw:text-style-name="P7" draw:layer="measurelines" svg:x1="13.673cm" svg:y1="7.949cm" svg:x2="14.173cm" svg:y2="8.511cm">
          <text:p/>
        </draw:line>
        <draw:custom-shape draw:style-name="gr4" draw:text-style-name="P3" xml:id="id12" draw:id="id12" draw:layer="measurelines" svg:width="0.171cm" svg:height="0.172cm" svg:x="14.062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measurelines" svg:x1="12.236cm" svg:y1="7.386cm" svg:x2="12.611cm" svg:y2="7.074cm">
          <text:p/>
        </draw:line>
        <draw:line draw:style-name="gr12" draw:text-style-name="P7" draw:layer="measurelines" svg:x1="13.11cm" svg:y1="7.449cm" svg:x2="12.673cm" svg:y2="7.074cm">
          <text:p/>
        </draw:line>
        <draw:custom-shape draw:style-name="gr4" draw:text-style-name="P3" xml:id="id9" draw:id="id9" draw:layer="measurelines" svg:width="0.171cm" svg:height="0.172cm" svg:x="12.586cm" svg:y="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measurelines" svg:width="0.171cm" svg:height="0.172cm" svg:x="11.16cm" svg:y="8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measurelines" draw:line-skew="0.756cm -1.413cm" svg:x1="10.346cm" svg:y1="14.97cm" svg:x2="12.722cm" svg:y2="9.89cm" draw:start-shape="id4" draw:start-glue-point="5" draw:end-shape="id8" draw:end-glue-point="8" svg:d="M10346 14970h253 2123v-5080" svg:viewBox="0 0 2377 5081">
          <text:p/>
        </draw:connector>
        <draw:connector draw:style-name="gr13" draw:text-style-name="P3" draw:layer="measurelines" draw:line-skew="0cm 1.39cm" svg:x1="10.346cm" svg:y1="4.91cm" svg:x2="12.672cm" svg:y2="6.964cm" draw:start-shape="id4" draw:start-glue-point="4" draw:end-shape="id9" draw:end-glue-point="4" svg:d="M10346 4910h-503v27h2829v2027" svg:viewBox="0 0 2830 2055">
          <text:p/>
        </draw:connector>
        <draw:connector draw:style-name="gr2" draw:text-style-name="P2" draw:layer="measurelines" svg:x1="10.346cm" svg:y1="4.91cm" svg:x2="8.46cm" svg:y2="8.655cm" draw:start-shape="id4" draw:start-glue-point="4" draw:end-shape="id3" draw:end-glue-point="4" svg:d="M10346 4910h-1886v3745" svg:viewBox="0 0 1887 3746">
          <text:p/>
        </draw:connector>
        <draw:custom-shape draw:style-name="gr4" draw:text-style-name="P3" xml:id="id8" draw:id="id8" draw:layer="measurelines" svg:width="0.171cm" svg:height="0.172cm" svg:x="12.636cm" svg:y="9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measurelines" svg:x1="11.16cm" svg:y1="8.427cm" svg:x2="11.668cm" svg:y2="12.314cm" draw:start-shape="id10" draw:start-glue-point="6" draw:end-shape="id11" draw:end-glue-point="3" svg:d="M11160 8427h-502v3887h1010" svg:viewBox="0 0 1011 3888">
          <text:p/>
        </draw:connector>
        <draw:line draw:style-name="gr12" draw:text-style-name="P7" xml:id="id11" draw:id="id11" draw:layer="measurelines" svg:x1="11.668cm" svg:y1="12.314cm" svg:x2="12.43cm" svg:y2="12.314cm">
          <text:p/>
        </draw:line>
        <draw:g xml:id="id13" draw:id="id13">
          <draw:line draw:style-name="gr11" draw:text-style-name="P4" draw:layer="layout" svg:x1="14.551cm" svg:y1="10.193cm" svg:x2="15.565cm" svg:y2="10.193cm">
            <text:p/>
          </draw:line>
          <draw:line draw:style-name="gr11" draw:text-style-name="P4" draw:layer="layout" svg:x1="14.551cm" svg:y1="10.193cm" svg:x2="15.565cm" svg:y2="10.193cm">
            <text:p/>
          </draw:line>
          <draw:line draw:style-name="gr11" draw:text-style-name="P4" draw:layer="layout" svg:x1="14.551cm" svg:y1="10.646cm" svg:x2="15.565cm" svg:y2="10.646cm">
            <text:p/>
          </draw:line>
          <draw:line draw:style-name="gr11" draw:text-style-name="P4" draw:layer="layout" svg:x1="15.051cm" svg:y1="11.257cm" svg:x2="15.059cm" svg:y2="10.642cm">
            <text:p/>
          </draw:line>
          <draw:line draw:style-name="gr11" draw:text-style-name="P4" draw:layer="layout" svg:x1="15.051cm" svg:y1="10.202cm" svg:x2="15.059cm" svg:y2="9.587cm">
            <text:p/>
          </draw:line>
        </draw:g>
        <draw:g xml:id="id16" draw:id="id16">
          <draw:line draw:style-name="gr11" draw:text-style-name="P4" draw:layer="layout" svg:x1="17.07cm" svg:y1="11.274cm" svg:x2="16.761cm" svg:y2="11.148cm">
            <text:p/>
          </draw:line>
          <draw:line draw:style-name="gr11" draw:text-style-name="P4" draw:layer="layout" svg:x1="17.368cm" svg:y1="10.875cm" svg:x2="16.762cm" svg:y2="11.15cm">
            <text:p/>
          </draw:line>
          <draw:line draw:style-name="gr11" draw:text-style-name="P4" draw:layer="layout" svg:x1="17.381cm" svg:y1="10.346cm" svg:x2="16.752cm" svg:y2="10.081cm">
            <text:p/>
          </draw:line>
          <draw:line draw:style-name="gr11" draw:text-style-name="P4" draw:layer="layout" svg:x1="17.383cm" svg:y1="10.889cm" svg:x2="16.754cm" svg:y2="10.624cm">
            <text:p/>
          </draw:line>
          <draw:line draw:style-name="gr11" draw:text-style-name="P4" draw:layer="layout" svg:x1="17.376cm" svg:y1="10.335cm" svg:x2="16.77cm" svg:y2="10.61cm">
            <text:p/>
          </draw:line>
          <draw:line draw:style-name="gr11" draw:text-style-name="P4" draw:layer="layout" svg:x1="17.354cm" svg:y1="9.8cm" svg:x2="16.748cm" svg:y2="10.075cm">
            <text:p/>
          </draw:line>
          <draw:line draw:style-name="gr11" draw:text-style-name="P4" draw:layer="layout" svg:x1="17.324cm" svg:y1="9.805cm" svg:x2="17.015cm" svg:y2="9.679cm">
            <text:p/>
          </draw:line>
        </draw:g>
        <draw:connector draw:style-name="gr14" draw:text-style-name="P3" xml:id="id17" draw:id="id17" draw:layer="layout" svg:x1="14.233cm" svg:y1="8.476cm" svg:x2="15.058cm" svg:y2="9.587cm" draw:start-shape="id12" draw:start-glue-point="10" draw:end-shape="id13" draw:end-glue-point="0" svg:d="M14233 8476h825v1111" svg:viewBox="0 0 826 1112">
          <text:p/>
        </draw:connector>
        <draw:line draw:style-name="gr15" draw:text-style-name="P7" xml:id="id14" draw:id="id14" draw:layer="layout" svg:x1="13.065cm" svg:y1="12.303cm" svg:x2="14.208cm" svg:y2="12.303cm">
          <text:p/>
        </draw:line>
        <draw:connector draw:style-name="gr14" draw:text-style-name="P3" xml:id="id15" draw:id="id15" draw:layer="layout" svg:x1="14.208cm" svg:y1="12.303cm" svg:x2="15.058cm" svg:y2="11.257cm" draw:start-shape="id14" draw:start-glue-point="1" draw:end-shape="id13" draw:end-glue-point="2" svg:d="M14208 12303h850v-1046" svg:viewBox="0 0 851 1047">
          <text:p/>
        </draw:connector>
        <draw:connector draw:style-name="gr14" draw:text-style-name="P3" draw:layer="layout" svg:x1="15.058cm" svg:y1="12.303cm" svg:x2="17.065cm" svg:y2="11.274cm" draw:start-shape="id15" draw:start-glue-point="0" draw:end-shape="id16" draw:end-glue-point="2" svg:d="M15058 12303h2007v-1029" svg:viewBox="0 0 2008 1030">
          <text:p/>
        </draw:connector>
        <draw:connector draw:style-name="gr14" draw:text-style-name="P3" draw:layer="layout" svg:x1="15.058cm" svg:y1="8.476cm" svg:x2="17.065cm" svg:y2="9.679cm" draw:start-shape="id17" draw:start-glue-point="0" draw:end-shape="id16" draw:end-glue-point="0" svg:d="M15058 8476h2007v1203" svg:viewBox="0 0 2008 1204">
          <text:p/>
        </draw:connector>
        <draw:custom-shape draw:style-name="gr4" draw:text-style-name="P3" xml:id="id18" draw:id="id18" draw:layer="layout" svg:width="0.171cm" svg:height="0.172cm" svg:x="16.036cm" svg:y="8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9" draw:id="id19" draw:layer="layout" svg:width="0.171cm" svg:height="0.172cm" svg:x="16.036cm" svg:y="12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line-skew="1.39cm" svg:x1="16.122cm" svg:y1="8.419cm" svg:x2="19.666cm" svg:y2="4.91cm" draw:start-shape="id18" draw:start-glue-point="4" draw:end-shape="id4" draw:end-glue-point="6" svg:d="M16122 8419v-3482h4045v-27h-501" svg:viewBox="0 0 4046 3510">
          <text:p/>
        </draw:connector>
        <draw:connector draw:style-name="gr14" draw:text-style-name="P3" draw:layer="layout" draw:line-skew="-1.286cm" svg:x1="16.122cm" svg:y1="12.392cm" svg:x2="19.666cm" svg:y2="15.112cm" draw:start-shape="id19" draw:start-glue-point="8" draw:end-shape="id4" draw:end-glue-point="7" svg:d="M16122 12392v2705h4045v15h-501" svg:viewBox="0 0 4046 2721">
          <text:p/>
        </draw:connector>
        <draw:custom-shape draw:style-name="gr16" draw:text-style-name="P3" draw:layer="layout" svg:width="0.635cm" svg:height="0.381cm" svg:x="12.43cm" svg:y="12.122cm">
          <text:p/>
          <draw:enhanced-geometry svg:viewBox="0 0 21600 21600" draw:type="block-arc" draw:modifiers="-178.500452962022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8" draw:layer="layout" svg:width="6.731cm" svg:height="1.27cm" svg:x="11.587cm" svg:y="2.543cm">
          <text:p text:style-name="P6">Envelope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.397cm" svg:height="0.889cm" svg:x="17.437cm" svg:y="10.931cm">
          <text:p text:style-name="P6">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.397cm" svg:height="0.889cm" svg:x="13.437cm" svg:y="10.931cm">
          <text:p text:style-name="P6">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1" draw:id="id21">
          <draw:custom-shape draw:style-name="gr4" draw:text-style-name="P3" draw:layer="layout" svg:width="0.726cm" svg:height="0.726cm" draw:transform="rotate (3.14141812066459) translate (25.502cm 7.12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25.516cm" svg:y1="7.142cm" svg:x2="24.726cm" svg:y2="7.142cm">
            <text:p/>
          </draw:line>
        </draw:g>
        <draw:g xml:id="id23" draw:id="id23">
          <draw:custom-shape draw:style-name="gr4" draw:text-style-name="P3" draw:layer="layout" svg:width="0.726cm" svg:height="0.726cm" draw:transform="rotate (3.14141812066459) translate (25.503cm 8.35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25.517cm" svg:y1="8.366cm" svg:x2="24.727cm" svg:y2="8.366cm">
            <text:p/>
          </draw:line>
        </draw:g>
        <draw:g xml:id="id24" draw:id="id24">
          <draw:custom-shape draw:style-name="gr4" draw:text-style-name="P3" draw:layer="layout" svg:width="0.726cm" svg:height="0.726cm" draw:transform="rotate (3.14141812066459) translate (25.504cm 12.17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25.518cm" svg:y1="12.19cm" svg:x2="24.728cm" svg:y2="12.19cm">
            <text:p/>
          </draw:line>
        </draw:g>
        <draw:g xml:id="id25" draw:id="id25">
          <draw:custom-shape draw:style-name="gr4" draw:text-style-name="P3" draw:layer="layout" svg:width="0.726cm" svg:height="0.726cm" draw:transform="rotate (3.14141812066459) translate (25.505cm 1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25.519cm" svg:y1="13.414cm" svg:x2="24.729cm" svg:y2="13.414cm">
            <text:p/>
          </draw:line>
        </draw:g>
        <draw:g xml:id="id20" draw:id="id20">
          <draw:line draw:style-name="gr11" draw:text-style-name="P4" draw:layer="layout" svg:x1="24.33cm" svg:y1="4.89cm" svg:x2="24.201cm" svg:y2="5.198cm">
            <text:p/>
          </draw:line>
          <draw:line draw:style-name="gr11" draw:text-style-name="P4" draw:layer="layout" svg:x1="23.934cm" svg:y1="4.589cm" svg:x2="24.203cm" svg:y2="5.198cm">
            <text:p/>
          </draw:line>
          <draw:line draw:style-name="gr11" draw:text-style-name="P4" draw:layer="layout" svg:x1="23.404cm" svg:y1="4.572cm" svg:x2="23.134cm" svg:y2="5.199cm">
            <text:p/>
          </draw:line>
          <draw:line draw:style-name="gr11" draw:text-style-name="P4" draw:layer="layout" svg:x1="23.947cm" svg:y1="4.574cm" svg:x2="23.677cm" svg:y2="5.201cm">
            <text:p/>
          </draw:line>
          <draw:line draw:style-name="gr11" draw:text-style-name="P4" draw:layer="layout" svg:x1="23.394cm" svg:y1="4.576cm" svg:x2="23.663cm" svg:y2="5.185cm">
            <text:p/>
          </draw:line>
          <draw:line draw:style-name="gr11" draw:text-style-name="P4" draw:layer="layout" svg:x1="22.858cm" svg:y1="4.593cm" svg:x2="23.127cm" svg:y2="5.202cm">
            <text:p/>
          </draw:line>
          <draw:line draw:style-name="gr11" draw:text-style-name="P4" draw:layer="layout" svg:x1="22.863cm" svg:y1="4.624cm" svg:x2="22.734cm" svg:y2="4.932cm">
            <text:p/>
          </draw:line>
        </draw:g>
        <draw:connector draw:style-name="gr14" draw:text-style-name="P3" draw:layer="layout" svg:x1="22.734cm" svg:y1="4.887cm" svg:x2="21.639cm" svg:y2="4.895cm" draw:start-shape="id20" draw:start-glue-point="3" svg:d="M22734 4887h-822v8h-273" svg:viewBox="0 0 1096 9">
          <text:p/>
        </draw:connector>
        <draw:connector draw:style-name="gr14" draw:text-style-name="P3" xml:id="id22" draw:id="id22" draw:layer="layout" svg:x1="24.33cm" svg:y1="4.887cm" svg:x2="25.121cm" svg:y2="6.402cm" draw:start-shape="id20" draw:start-glue-point="1" draw:end-shape="id21" draw:end-glue-point="0" svg:d="M24330 4887h791v1515" svg:viewBox="0 0 792 1516">
          <text:p/>
        </draw:connector>
        <draw:custom-shape draw:style-name="gr19" draw:text-style-name="P2" xml:id="id7" draw:id="id7" draw:layer="measurelines" svg:width="0.334cm" svg:height="0.405cm" svg:x="28.7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xml:id="id6" draw:id="id6" draw:layer="layout" draw:line-skew="0.83cm" svg:x1="26.527cm" svg:y1="4.937cm" svg:x2="25.121cm" svg:y2="4.887cm" draw:end-shape="id22" draw:end-glue-point="0" svg:d="M26527 4937h378v-50h-1784" svg:viewBox="0 0 1785 51">
          <text:p/>
        </draw:connector>
        <draw:connector draw:style-name="gr14" draw:text-style-name="P3" draw:layer="layout" svg:x1="25.121cm" svg:y1="7.142cm" svg:x2="25.122cm" svg:y2="7.626cm" draw:start-shape="id21" draw:start-glue-point="2" draw:end-shape="id23" draw:end-glue-point="0" svg:d="M25121 7142v266h1v218" svg:viewBox="0 0 2 485">
          <text:p/>
        </draw:connector>
        <draw:connector draw:style-name="gr14" draw:text-style-name="P3" draw:layer="layout" svg:x1="25.122cm" svg:y1="8.366cm" svg:x2="25.123cm" svg:y2="11.45cm" draw:start-shape="id23" draw:start-glue-point="2" draw:end-shape="id24" draw:end-glue-point="0" svg:d="M25122 8366v1566h1v1518" svg:viewBox="0 0 2 3085">
          <text:p/>
        </draw:connector>
        <draw:custom-shape draw:style-name="gr20" draw:text-style-name="P9" draw:layer="layout" svg:width="0.635cm" svg:height="0.635cm" draw:transform="rotate (1.57306525482249) translate (24.677cm 10.398cm)">
          <text:p text:style-name="P6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0" draw:layer="layout" svg:x1="25.123cm" svg:y1="12.19cm" svg:x2="25.124cm" svg:y2="12.674cm" draw:start-shape="id24" draw:start-glue-point="2" draw:end-shape="id25" draw:end-glue-point="0" svg:d="M25123 12190v266h1v218" svg:viewBox="0 0 2 485">
          <text:p/>
        </draw:connector>
        <draw:line draw:style-name="gr22" draw:text-style-name="P11" draw:layer="layout" svg:x1="21.828cm" svg:y1="15.097cm" svg:x2="26.654cm" svg:y2="15.097cm">
          <text:p/>
        </draw:line>
        <draw:line draw:style-name="gr22" draw:text-style-name="P11" draw:layer="layout" svg:x1="25.13cm" svg:y1="13.446cm" svg:x2="25.13cm" svg:y2="15.097cm">
          <text:p/>
        </draw:line>
        <draw:custom-shape draw:style-name="gr4" draw:text-style-name="P2" draw:layer="layout" svg:width="0.176cm" svg:height="0.185cm" svg:x="25.059cm" svg:y="15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76cm" svg:height="0.185cm" svg:x="25.06cm" svg:y="4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0.127cm" svg:height="7.366cm" svg:x="25.911cm" svg:y="6.183cm">
          <text:p/>
          <draw:enhanced-geometry svg:viewBox="0 0 21600 21600" draw:glue-points="0 0 0 21600 21600 10800" draw:text-areas="0 ?f3 15150 ?f4" draw:type="right-bracket" draw:modifiers="656.766662141985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8" draw:text-style-name="P6" draw:layer="layout" svg:width="1.397cm" svg:height="0.889cm" svg:x="26.237cm" svg:y="9.431cm">
          <text:p text:style-name="P6">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1.397cm" svg:height="0.889cm" svg:x="22.237cm" svg:y="5.331cm">
          <text:p text:style-name="P6">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5.586cm" svg:height="1.27cm" svg:x="21.287cm" svg:y="2.544cm">
          <text:p text:style-name="P6">Voltage 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4.098cm" svg:height="1.27cm" svg:x="5.087cm" svg:y="2.544cm">
          <text:p text:style-name="P6">Transfor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1.397cm" svg:height="0.889cm" svg:x="2.537cm" svg:y="3.831cm">
          <text:p text:style-name="P6">P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1.397cm" svg:height="0.889cm" svg:x="2.537cm" svg:y="15.131cm">
          <text:p text:style-name="P6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281cm" svg:height="0.281cm" svg:x="3.856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81cm" svg:height="0.281cm" svg:x="3.856cm" svg:y="1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81cm" svg:height="0.281cm" svg:x="9.756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81cm" svg:height="0.281cm" svg:x="9.756cm" svg:y="1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2.141cm" svg:height="0.889cm" svg:x="8.793cm" svg:y="16.031cm">
          <text:p text:style-name="P6">Vac R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1.397cm" svg:height="0.889cm" svg:x="9.537cm" svg:y="3.031cm">
          <text:p text:style-name="P6">V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1.397cm" svg:height="0.889cm" svg:x="19.937cm" svg:y="5.231cm">
          <text:p text:style-name="P6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1.397cm" svg:height="0.889cm" svg:x="19.937cm" svg:y="15.431cm">
          <text:p text:style-name="P6">G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281cm" svg:height="0.281cm" svg:x="20.456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81cm" svg:height="0.281cm" svg:x="20.456cm" svg:y="1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1.397cm" svg:height="0.889cm" svg:x="26.937cm" svg:y="5.231cm">
          <text:p text:style-name="P6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3:24:08.706243974</meta:creation-date>
    <dc:date>2021-05-03T11:47:26.941173485</dc:date>
    <meta:editing-duration>PT26M39S</meta:editing-duration>
    <meta:editing-cycles>5</meta:editing-cycles>
    <meta:generator>LibreOffice/6.4.6.2$Linux_X86_64 LibreOffice_project/40$Build-2</meta:generator>
    <meta:document-statistic meta:object-count="122"/>
  </office:meta>
</office:document-meta>
</file>